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43c5d" officeooo:paragraph-rsid="00143c5d" style:font-weight-asian="normal" style:font-weight-complex="normal"/>
    </style:style>
    <style:style style:name="P2" style:family="paragraph" style:parent-style-name="Standard">
      <style:text-properties fo:font-weight="normal" officeooo:rsid="0018b786" officeooo:paragraph-rsid="00338da3" style:font-weight-asian="normal" style:font-weight-complex="normal"/>
    </style:style>
    <style:style style:name="P3" style:family="paragraph" style:parent-style-name="Standard">
      <style:text-properties fo:font-weight="normal" officeooo:rsid="00159e12" officeooo:paragraph-rsid="00159e12" fo:background-color="transparent" style:font-weight-asian="normal" style:font-weight-complex="normal"/>
    </style:style>
    <style:style style:name="P4" style:family="paragraph" style:parent-style-name="Standard">
      <style:text-properties fo:font-weight="normal" officeooo:rsid="00167790" officeooo:paragraph-rsid="004c170e" fo:background-color="transparent" style:font-weight-asian="normal" style:font-weight-complex="normal"/>
    </style:style>
    <style:style style:name="P5" style:family="paragraph" style:parent-style-name="Standard">
      <style:text-properties fo:font-weight="normal" officeooo:rsid="00167790" officeooo:paragraph-rsid="00167790" fo:background-color="transparent" style:font-weight-asian="normal" style:font-weight-complex="normal"/>
    </style:style>
    <style:style style:name="P6" style:family="paragraph" style:parent-style-name="Standard">
      <style:text-properties fo:font-weight="normal" officeooo:rsid="00174d8f" officeooo:paragraph-rsid="00167790" fo:background-color="transparent" style:font-weight-asian="normal" style:font-weight-complex="normal"/>
    </style:style>
    <style:style style:name="P7" style:family="paragraph" style:parent-style-name="Standard">
      <style:text-properties fo:font-weight="normal" officeooo:rsid="00174d8f" officeooo:paragraph-rsid="00338da3" fo:background-color="transparent" style:font-weight-asian="normal" style:font-weight-complex="normal"/>
    </style:style>
    <style:style style:name="P8" style:family="paragraph" style:parent-style-name="Standard">
      <style:text-properties fo:font-weight="normal" officeooo:rsid="00174d8f" officeooo:paragraph-rsid="00174d8f" fo:background-color="transparent" style:font-weight-asian="normal" style:font-weight-complex="normal"/>
    </style:style>
    <style:style style:name="P9" style:family="paragraph" style:parent-style-name="Standard">
      <style:text-properties fo:font-weight="normal" officeooo:rsid="0018b786" officeooo:paragraph-rsid="00338da3" fo:background-color="transparent" style:font-weight-asian="normal" style:font-weight-complex="normal"/>
    </style:style>
    <style:style style:name="P10" style:family="paragraph" style:parent-style-name="Standard">
      <style:text-properties fo:font-weight="normal" officeooo:rsid="00338da3" officeooo:paragraph-rsid="00338da3" fo:background-color="transparent" style:font-weight-asian="normal" style:font-weight-complex="normal"/>
    </style:style>
    <style:style style:name="P11" style:family="paragraph" style:parent-style-name="Standard">
      <style:text-properties fo:font-weight="bold" officeooo:rsid="00143c5d" officeooo:paragraph-rsid="00143c5d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2dfaeb" officeooo:paragraph-rsid="004c170e" fo:background-color="transparent" style:font-weight-asian="bold" style:font-weight-complex="bold"/>
    </style:style>
    <style:style style:name="P13" style:family="paragraph" style:parent-style-name="Standard">
      <style:text-properties fo:font-weight="bold" officeooo:rsid="002dfaeb" officeooo:paragraph-rsid="002dfaeb" fo:background-color="transparent" style:font-weight-asian="bold" style:font-weight-complex="bold"/>
    </style:style>
    <style:style style:name="P14" style:family="paragraph" style:parent-style-name="Standard">
      <style:text-properties fo:font-weight="bold" officeooo:rsid="00167790" officeooo:paragraph-rsid="004c170e" fo:background-color="transparent" style:font-weight-asian="bold" style:font-weight-complex="bold"/>
    </style:style>
    <style:style style:name="P15" style:family="paragraph" style:parent-style-name="Standard">
      <style:text-properties fo:font-weight="bold" officeooo:rsid="00167790" officeooo:paragraph-rsid="00167790" fo:background-color="transparent" style:font-weight-asian="bold" style:font-weight-complex="bold"/>
    </style:style>
    <style:style style:name="P16" style:family="paragraph" style:parent-style-name="Standard">
      <style:text-properties fo:font-weight="bold" officeooo:rsid="00167790" officeooo:paragraph-rsid="00338da3" fo:background-color="transparent" style:font-weight-asian="bold" style:font-weight-complex="bold"/>
    </style:style>
    <style:style style:name="P17" style:family="paragraph" style:parent-style-name="Standard">
      <style:text-properties fo:font-weight="bold" officeooo:rsid="003154fa" officeooo:paragraph-rsid="003154fa" fo:background-color="transparent" style:font-weight-asian="bold" style:font-weight-complex="bold"/>
    </style:style>
    <style:style style:name="P18" style:family="paragraph" style:parent-style-name="Standard">
      <style:text-properties fo:font-weight="bold" officeooo:rsid="00174d8f" officeooo:paragraph-rsid="00174d8f" fo:background-color="transparent" style:font-weight-asian="bold" style:font-weight-complex="bold"/>
    </style:style>
    <style:style style:name="P19" style:family="paragraph" style:parent-style-name="Standard">
      <style:text-properties fo:font-weight="bold" officeooo:rsid="00338da3" officeooo:paragraph-rsid="00338da3" fo:background-color="transparent" style:font-weight-asian="bold" style:font-weight-complex="bold"/>
    </style:style>
    <style:style style:name="P20" style:family="paragraph" style:parent-style-name="Standard">
      <style:text-properties fo:font-weight="bold" officeooo:rsid="0018b786" officeooo:paragraph-rsid="00338da3" fo:background-color="transparent" style:font-weight-asian="bold" style:font-weight-complex="bold"/>
    </style:style>
    <style:style style:name="P21" style:family="paragraph" style:parent-style-name="Standard">
      <style:text-properties fo:font-weight="bold" officeooo:rsid="0018b786" officeooo:paragraph-rsid="0018b786" fo:background-color="transparent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fo:font-weight="bold" officeooo:rsid="0018b786" officeooo:paragraph-rsid="0018b786" fo:background-color="transparent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weight="normal" officeooo:rsid="00174d8f" officeooo:paragraph-rsid="00338da3" fo:background-color="transparent" style:font-weight-asian="normal" style:font-weight-complex="normal"/>
    </style:style>
    <style:style style:name="P24" style:family="paragraph" style:parent-style-name="Standard">
      <style:text-properties fo:font-weight="normal" officeooo:rsid="00174d8f" officeooo:paragraph-rsid="004fc974" fo:background-color="transparent" style:font-weight-asian="normal" style:font-weight-complex="normal"/>
    </style:style>
    <style:style style:name="P25" style:family="paragraph" style:parent-style-name="Standard">
      <style:text-properties officeooo:paragraph-rsid="004c170e" fo:background-color="transparent"/>
    </style:style>
    <style:style style:name="P26" style:family="paragraph" style:parent-style-name="Standard">
      <style:text-properties fo:font-weight="bold" officeooo:rsid="00167790" officeooo:paragraph-rsid="004fc974" fo:background-color="transparent" style:font-weight-asian="bold" style:font-weight-complex="bold"/>
    </style:style>
    <style:style style:name="T1" style:family="text">
      <style:text-properties officeooo:rsid="001677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4d8f" style:font-weight-asian="normal" style:font-weight-complex="normal"/>
    </style:style>
    <style:style style:name="T4" style:family="text">
      <style:text-properties fo:font-weight="normal" officeooo:rsid="0018b786" style:font-weight-asian="normal" style:font-weight-complex="normal"/>
    </style:style>
    <style:style style:name="T5" style:family="text">
      <style:text-properties fo:font-weight="normal" officeooo:rsid="00197ed0" style:font-weight-asian="normal" style:font-weight-complex="normal"/>
    </style:style>
    <style:style style:name="T6" style:family="text">
      <style:text-properties fo:font-weight="normal" officeooo:rsid="001a7acf" style:font-weight-asian="normal" style:font-weight-complex="normal"/>
    </style:style>
    <style:style style:name="T7" style:family="text">
      <style:text-properties fo:font-weight="normal" officeooo:rsid="00256408" style:font-weight-asian="normal" style:font-weight-complex="normal"/>
    </style:style>
    <style:style style:name="T8" style:family="text">
      <style:text-properties fo:font-weight="normal" officeooo:rsid="002dfaeb" style:font-weight-asian="normal" style:font-weight-complex="normal"/>
    </style:style>
    <style:style style:name="T9" style:family="text">
      <style:text-properties fo:font-weight="normal" officeooo:rsid="003203f6" style:font-weight-asian="normal" style:font-weight-complex="normal"/>
    </style:style>
    <style:style style:name="T10" style:family="text">
      <style:text-properties fo:font-weight="normal" officeooo:rsid="0033519a" style:font-weight-asian="normal" style:font-weight-complex="normal"/>
    </style:style>
    <style:style style:name="T11" style:family="text">
      <style:text-properties fo:font-weight="normal" officeooo:rsid="00338da3" style:font-weight-asian="normal" style:font-weight-complex="normal"/>
    </style:style>
    <style:style style:name="T12" style:family="text">
      <style:text-properties fo:font-weight="normal" officeooo:rsid="001ee65f" style:font-weight-asian="normal" style:font-weight-complex="normal"/>
    </style:style>
    <style:style style:name="T13" style:family="text">
      <style:text-properties fo:font-weight="normal" officeooo:rsid="00368599" style:font-weight-asian="normal" style:font-weight-complex="normal"/>
    </style:style>
    <style:style style:name="T14" style:family="text">
      <style:text-properties fo:font-weight="normal" officeooo:rsid="0036bb5f" style:font-weight-asian="normal" style:font-weight-complex="normal"/>
    </style:style>
    <style:style style:name="T15" style:family="text">
      <style:text-properties fo:font-weight="normal" officeooo:rsid="0038aef7" style:font-weight-asian="normal" style:font-weight-complex="normal"/>
    </style:style>
    <style:style style:name="T16" style:family="text">
      <style:text-properties fo:font-weight="normal" officeooo:rsid="004c170e" style:font-weight-asian="normal" style:font-weight-complex="normal"/>
    </style:style>
    <style:style style:name="T17" style:family="text">
      <style:text-properties fo:font-weight="normal" officeooo:rsid="004f65c7" style:font-weight-asian="normal" style:font-weight-complex="normal"/>
    </style:style>
    <style:style style:name="T18" style:family="text">
      <style:text-properties fo:font-weight="normal" officeooo:rsid="005073da" style:font-weight-asian="normal" style:font-weight-complex="normal"/>
    </style:style>
    <style:style style:name="T19" style:family="text">
      <style:text-properties fo:font-weight="normal" officeooo:rsid="0021778b" style:language-asian="ja" style:country-asian="JP" style:font-weight-asian="normal" style:font-weight-complex="normal"/>
    </style:style>
    <style:style style:name="T20" style:family="text">
      <style:text-properties fo:font-weight="normal" officeooo:rsid="0025fd40" style:language-asian="ja" style:country-asian="JP" style:font-weight-asian="normal" style:font-weight-complex="normal"/>
    </style:style>
    <style:style style:name="T21" style:family="text">
      <style:text-properties fo:font-weight="normal" officeooo:rsid="002dfaeb" style:language-asian="ja" style:country-asian="JP" style:font-weight-asian="normal" style:font-weight-complex="normal"/>
    </style:style>
    <style:style style:name="T22" style:family="text">
      <style:text-properties fo:font-weight="normal" officeooo:rsid="00338da3" style:language-asian="ja" style:country-asian="JP" style:font-weight-asian="normal" style:font-weight-complex="normal"/>
    </style:style>
    <style:style style:name="T23" style:family="text">
      <style:text-properties fo:font-weight="normal" officeooo:rsid="0036bb5f" style:language-asian="ja" style:country-asian="JP" style:font-weight-asian="normal" style:font-weight-complex="normal"/>
    </style:style>
    <style:style style:name="T24" style:family="text">
      <style:text-properties fo:font-weight="normal" officeooo:rsid="0038bf2d" style:language-asian="ja" style:country-asian="JP" style:font-weight-asian="normal" style:font-weight-complex="normal"/>
    </style:style>
    <style:style style:name="T25" style:family="text">
      <style:text-properties fo:font-weight="normal" officeooo:rsid="0038c2e8" style:language-asian="ja" style:country-asian="JP" style:font-weight-asian="normal" style:font-weight-complex="normal"/>
    </style:style>
    <style:style style:name="T26" style:family="text">
      <style:text-properties fo:font-weight="normal" officeooo:rsid="004f9bcb" style:language-asian="ja" style:country-asian="JP" style:font-weight-asian="normal" style:font-weight-complex="normal"/>
    </style:style>
    <style:style style:name="T27" style:family="text">
      <style:text-properties fo:font-weight="normal" officeooo:rsid="005073da" style:language-asian="ja" style:country-asian="JP" style:font-weight-asian="normal" style:font-weight-complex="normal"/>
    </style:style>
    <style:style style:name="T28" style:family="text">
      <style:text-properties officeooo:rsid="00174d8f"/>
    </style:style>
    <style:style style:name="T29" style:family="text">
      <style:text-properties officeooo:rsid="001fa27b"/>
    </style:style>
    <style:style style:name="T30" style:family="text">
      <style:text-properties officeooo:rsid="002dfaeb"/>
    </style:style>
    <style:style style:name="T31" style:family="text">
      <style:text-properties officeooo:rsid="00338da3"/>
    </style:style>
    <style:style style:name="T32" style:family="text">
      <style:text-properties officeooo:rsid="001ee65f"/>
    </style:style>
    <style:style style:name="T33" style:family="text">
      <style:text-properties officeooo:rsid="0036bb5f"/>
    </style:style>
    <style:style style:name="T34" style:family="text">
      <style:text-properties officeooo:rsid="004c170e"/>
    </style:style>
    <style:style style:name="T35" style:family="text">
      <style:text-properties officeooo:rsid="004e0e5f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338da3" fo:background-color="transparent" loext:char-shading-value="0"/>
    </style:style>
    <style:style style:name="T38" style:family="text">
      <style:text-properties officeooo:rsid="004f65c7"/>
    </style:style>
    <style:style style:name="T39" style:family="text">
      <style:text-properties officeooo:rsid="004fc974"/>
    </style:style>
    <style:style style:name="T40" style:family="text">
      <style:text-properties officeooo:rsid="0030a0d3"/>
    </style:style>
    <style:style style:name="T41" style:family="text">
      <style:text-properties fo:font-weight="bold" officeooo:rsid="00167790" fo:background-color="transparent" loext:char-shading-value="0" style:font-weight-asian="bold" style:font-weight-complex="bold"/>
    </style:style>
    <style:style style:name="T42" style:family="text">
      <style:text-properties officeooo:rsid="005073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V <text:span text:style-name="T42">11.6.2022</text:span></text:p>
      <text:p text:style-name="P11">Joose Lehtinen</text:p>
      <text:p text:style-name="P11"/>
      <text:p text:style-name="P11"><text:span text:style-name="T30">Address</text:span><text:tab/><text:tab/><text:tab/><text:tab/><text:span text:style-name="T30">Contact information</text:span></text:p>
      <text:p text:style-name="P1"><text:span text:style-name="T36">Arielinkatu 2 B 097 1<text:tab/><text:tab/> <text:s/><text:tab/></text:span><text:a xlink:type="simple" xlink:href="mailto:joshiposti@gmail.com" text:style-name="Internet_20_link" text:visited-style-name="Visited_20_Internet_20_Link"><text:span text:style-name="T36">joshiposti@gmail.com</text:span></text:a></text:p>
      <text:p text:style-name="P3">00540 Helsinki<text:tab/><text:tab/><text:tab/><text:span text:style-name="T1">+358 449896998</text:span></text:p>
      <text:p text:style-name="P3"/>
      <text:p text:style-name="P3"/>
      <text:p text:style-name="P12">Work experience</text:p>
      <text:p text:style-name="P14"><text:tab/><text:tab/><text:span text:style-name="T33">Sähköpalvelu Petri Hintsanen, summer 2022</text:span></text:p>
      <text:p text:style-name="P4"><text:tab/><text:tab/><text:span text:style-name="T38">Automated a part of project management</text:span></text:p>
      <text:p text:style-name="P25"><text:span text:style-name="T13"><text:tab/><text:tab/></text:span><text:span text:style-name="T17">Made a</text:span><text:span text:style-name="T15"> quotation calculator</text:span></text:p>
      <text:p text:style-name="P15"><text:span text:style-name="T2"><text:tab/><text:tab/></text:span>Päivölä Student Innovation Lab, 8.2015-6.2017</text:p>
      <text:p text:style-name="P5"><text:tab/><text:tab/><text:span text:style-name="T30">Programming</text:span> (12 <text:span text:style-name="T30">hours</text:span>/<text:span text:style-name="T30">week</text:span>)</text:p>
      <text:p text:style-name="P26"><text:span text:style-name="T2"><text:tab/><text:tab/></text:span><text:span text:style-name="T16">HTML</text:span><text:span text:style-name="T2">/javascript </text:span><text:span text:style-name="T4">(</text:span><text:span text:style-name="T8">worked on multiple different projects</text:span><text:span text:style-name="T4">)</text:span></text:p>
      <text:p text:style-name="P26"><text:span text:style-name="T4"><text:tab/><text:tab/></text:span><text:span text:style-name="T29">Päivölä Institute, 29.6.2018-26.8.2018</text:span></text:p>
      <text:p text:style-name="P26"><text:span text:style-name="T4"><text:tab/><text:tab/></text:span><text:span text:style-name="T16">C</text:span><text:span text:style-name="T4">omputer science teaching assistant</text:span></text:p>
      <text:p text:style-name="P5"/>
      <text:p text:style-name="P13">Studies</text:p>
      <text:p text:style-name="P15"><text:tab/><text:tab/><text:span text:style-name="T28">Aalto University 7.2017-5.2018, 7.2019-</text:span></text:p>
      <text:p text:style-name="P15"><text:span text:style-name="T2"><text:tab/><text:tab/></text:span><text:span text:style-name="T8">Computer science</text:span><text:span text:style-name="T3"> (</text:span><text:span text:style-name="T24">2</text:span><text:span text:style-name="T26">5</text:span><text:span text:style-name="T24">5</text:span><text:span text:style-name="T19"> </text:span><text:span text:style-name="T21">credits marked</text:span><text:span text:style-name="T19">, </text:span><text:span text:style-name="T21">average</text:span><text:span text:style-name="T19"> </text:span><text:span text:style-name="T25">3.</text:span><text:span text:style-name="T26">9</text:span><text:span text:style-name="T27">1</text:span><text:span text:style-name="T21"> </text:span><text:span text:style-name="T27">(</text:span><text:span text:style-name="T26">11.6</text:span><text:span text:style-name="T3">.20</text:span><text:span text:style-name="T7">2</text:span><text:span text:style-name="T14">2</text:span><text:span text:style-name="T3">)</text:span><text:span text:style-name="T18">)</text:span></text:p>
      <text:p text:style-name="P6"/>
      <text:p text:style-name="P15"><text:span text:style-name="T3"><text:tab/><text:tab/></text:span><text:span text:style-name="T30">Päivölä Institute, 6.2015-6.2017</text:span></text:p>
      <text:p text:style-name="P16"><text:tab/><text:tab/><text:span text:style-name="T12">High school with focus on mathematics and computer science</text:span></text:p>
      <text:p text:style-name="P6"/>
      <text:p text:style-name="P17">Achievements</text:p>
      <text:p text:style-name="P18"><text:tab/><text:tab/><text:span text:style-name="T9">2 participations in </text:span><text:span text:style-name="T10">T</text:span><text:span text:style-name="T9">he International Mathematical Olympiad, </text:span><text:span text:style-name="T11">one honorable mention</text:span></text:p>
      <text:p text:style-name="P7"><text:tab/><text:tab/><text:span text:style-name="T32">Finalist twice in national high school math competition, once in computer science <text:tab/><text:tab/>competition</text:span></text:p>
      <text:p text:style-name="P7"><text:tab/><text:tab/><text:span text:style-name="T39">music school diploma</text:span></text:p>
      <text:p text:style-name="P24"><text:tab/><text:tab/><text:span text:style-name="T40">Teknologiateollisuuden 100-vuotissäätiö's 1000e stipend for full points in <text:tab/><text:tab/><text:tab/>math portion of the matriculation exam</text:span></text:p>
      <text:p text:style-name="P7"><text:tab/><text:tab/></text:p>
      <text:p text:style-name="P8"/>
      <text:p text:style-name="P19">Programming language experience</text:p>
      <text:p text:style-name="P20"><text:tab/><text:tab/><text:span text:style-name="T2">Javascript – </text:span><text:span text:style-name="T11">Multiple personal, work, and university projects, including ongoing </text:span></text:p>
      <text:p text:style-name="P10"><text:tab/><text:tab/><text:tab/>fullstack-course from University of Helsinki</text:p>
      <text:p text:style-name="P20"><text:span text:style-name="T2"><text:tab/><text:tab/>Python – </text:span><text:span text:style-name="T12">Personal projects, several university courses and</text:span><text:span text:style-name="T2"> </text:span><text:span text:style-name="T5">Tutki-Kokeile-Kehitä <text:tab/><text:tab/><text:tab/><text:tab/></text:span><text:span text:style-name="T12">competition entry</text:span></text:p>
      <text:p text:style-name="P9"><text:tab/><text:tab/>Scala – <text:span text:style-name="T31">University programming courses, including</text:span> 4 <text:span text:style-name="T32">credit project</text:span> <text:span text:style-name="T32">and</text:span> Data <text:tab/><text:tab/><text:tab/><text:tab/>structures and <text:tab/>Algorithms- <text:span text:style-name="T32">course</text:span></text:p>
      <text:p text:style-name="P20"><text:span text:style-name="T2"><text:tab/><text:tab/></text:span><text:span text:style-name="T5">C++ – Computer Graphics- </text:span><text:span text:style-name="T12">and</text:span><text:span text:style-name="T6"> Advanced Computer graphics- </text:span><text:span text:style-name="T12">courses</text:span></text:p>
      <text:p text:style-name="P21"><text:span text:style-name="T6"><text:tab/><text:tab/></text:span><text:span text:style-name="T19">Lua – </text:span><text:span text:style-name="T20">2 </text:span><text:span text:style-name="T19">Tales of Maj-Eyal -</text:span><text:span text:style-name="T22">addons</text:span></text:p>
      <text:p text:style-name="P8"/>
      <text:p text:style-name="P19">Hobbies</text:p>
      <text:p text:style-name="P2"><text:span text:style-name="T36"><text:tab/><text:tab/></text:span><text:span text:style-name="T37">Computer games, programming (</text:span><text:a xlink:type="simple" xlink:href="https://github.com/joshimasta" text:style-name="Internet_20_link" text:visited-style-name="Visited_20_Internet_20_Link"><text:span text:style-name="T37">https://github.com/joshimasta</text:span></text:a><text:span text:style-name="T37"> for some recent </text:span></text:p>
      <text:p text:style-name="P10"><text:tab/><text:tab/>projects), piano, cycl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16:52:18.024000000</meta:creation-date>
    <dc:date>2023-06-11T22:04:15.826000000</dc:date>
    <meta:editing-duration>P1DT5H31M30S</meta:editing-duration>
    <meta:editing-cycles>18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35" meta:word-count="187" meta:character-count="1604" meta:non-whitespace-character-count="1370"/>
  </office:meta>
</office:document-meta>
</file>